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0.5252in"/>
    </style:style>
    <style:style style:name="co3" style:family="table-column">
      <style:table-column-properties fo:break-before="auto" style:column-width="0.5035in"/>
    </style:style>
    <style:style style:name="co4" style:family="table-column">
      <style:table-column-properties fo:break-before="auto" style:column-width="0.6091in"/>
    </style:style>
    <style:style style:name="co5" style:family="table-column">
      <style:table-column-properties fo:break-before="auto" style:column-width="0.7717in"/>
    </style:style>
    <style:style style:name="co6" style:family="table-column">
      <style:table-column-properties fo:break-before="auto" style:column-width="2.7874in"/>
    </style:style>
    <style:style style:name="co7" style:family="table-column">
      <style:table-column-properties fo:break-before="auto" style:column-width="3.4839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2.6693in"/>
    </style:style>
    <style:style style:name="co11" style:family="table-column">
      <style:table-column-properties fo:break-before="auto" style:column-width="0.3854in"/>
    </style:style>
    <style:style style:name="co12" style:family="table-column">
      <style:table-column-properties fo:break-before="auto" style:column-width="2.889in"/>
    </style:style>
    <style:style style:name="co13" style:family="table-column">
      <style:table-column-properties fo:break-before="auto" style:column-width="0.8126in"/>
    </style:style>
    <style:style style:name="co14" style:family="table-column">
      <style:table-column-properties fo:break-before="auto" style:column-width="1.0717in"/>
    </style:style>
    <style:style style:name="co15" style:family="table-column">
      <style:table-column-properties fo:break-before="auto" style:column-width="2.2516in"/>
    </style:style>
    <style:style style:name="co16" style:family="table-column">
      <style:table-column-properties fo:break-before="auto" style:column-width="0.7398in"/>
    </style:style>
    <style:style style:name="co17" style:family="table-column">
      <style:table-column-properties fo:break-before="auto" style:column-width="0.5752in"/>
    </style:style>
    <style:style style:name="co18" style:family="table-column">
      <style:table-column-properties fo:break-before="auto" style:column-width="0.4846in"/>
    </style:style>
    <style:style style:name="co19" style:family="table-column">
      <style:table-column-properties fo:break-before="auto" style:column-width="0.4516in"/>
    </style:style>
    <style:style style:name="co20" style:family="table-column">
      <style:table-column-properties fo:break-before="auto" style:column-width="2.8209in"/>
    </style:style>
    <style:style style:name="co21" style:family="table-column">
      <style:table-column-properties fo:break-before="auto" style:column-width="0.4063in"/>
    </style:style>
    <style:style style:name="co22" style:family="table-column">
      <style:table-column-properties fo:break-before="auto" style:column-width="1.1957in"/>
    </style:style>
    <style:style style:name="co23" style:family="table-column">
      <style:table-column-properties fo:break-before="auto" style:column-width="1.1736in"/>
    </style:style>
    <style:style style:name="co24" style:family="table-column">
      <style:table-column-properties fo:break-before="auto" style:column-width="1.0835in"/>
    </style:style>
    <style:style style:name="co25" style:family="table-column">
      <style:table-column-properties fo:break-before="auto" style:column-width="1.6252in"/>
    </style:style>
    <style:style style:name="co26" style:family="table-column">
      <style:table-column-properties fo:break-before="auto" style:column-width="1.6138in"/>
    </style:style>
    <style:style style:name="co27" style:family="table-column">
      <style:table-column-properties fo:break-before="auto" style:column-width="1.1283in"/>
    </style:style>
    <style:style style:name="co28" style:family="table-column">
      <style:table-column-properties fo:break-before="auto" style:column-width="0.948in"/>
    </style:style>
    <style:style style:name="co29" style:family="table-column">
      <style:table-column-properties fo:break-before="auto" style:column-width="1.3091in"/>
    </style:style>
    <style:style style:name="co30" style:family="table-column">
      <style:table-column-properties fo:break-before="auto" style:column-width="1.5909in"/>
    </style:style>
    <style:style style:name="co31" style:family="table-column">
      <style:table-column-properties fo:break-before="auto" style:column-width="1.3311in"/>
    </style:style>
    <style:style style:name="co32" style:family="table-column">
      <style:table-column-properties fo:break-before="auto" style:column-width="1.3874in"/>
    </style:style>
    <style:style style:name="co33" style:family="table-column">
      <style:table-column-properties fo:break-before="auto" style:column-width="0.9583in"/>
    </style:style>
    <style:style style:name="co34" style:family="table-column">
      <style:table-column-properties fo:break-before="auto" style:column-width="0.7555in"/>
    </style:style>
    <style:style style:name="co35" style:family="table-column">
      <style:table-column-properties fo:break-before="auto" style:column-width="0.7673in"/>
    </style:style>
    <style:style style:name="co36" style:family="table-column">
      <style:table-column-properties fo:break-before="auto" style:column-width="1.2862in"/>
    </style:style>
    <style:style style:name="co37" style:family="table-column">
      <style:table-column-properties fo:break-before="auto" style:column-width="0.5417in"/>
    </style:style>
    <style:style style:name="co38" style:family="table-column">
      <style:table-column-properties fo:break-before="auto" style:column-width="0.1917in"/>
    </style:style>
    <style:style style:name="co39" style:family="table-column">
      <style:table-column-properties fo:break-before="auto" style:column-width="0.8008in"/>
    </style:style>
    <style:style style:name="co40" style:family="table-column">
      <style:table-column-properties fo:break-before="auto" style:column-width="0.8909in"/>
    </style:style>
    <style:style style:name="co41" style:family="table-column">
      <style:table-column-properties fo:break-before="auto" style:column-width="1.681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972in" fo:break-before="auto" style:use-optimal-row-height="fals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5917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2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3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top"/>
      <style:paragraph-properties fo:text-align="end" fo:margin-left="0in"/>
    </style:style>
    <style:style style:name="ce52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top"/>
      <style:paragraph-properties fo:text-align="end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top"/>
      <style:paragraph-properties fo:text-align="end" fo:margin-left="0in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top"/>
      <style:paragraph-properties fo:text-align="end" fo:margin-left="0in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top"/>
      <style:paragraph-properties fo:text-align="start" fo:margin-left="0in"/>
    </style:style>
    <style:style style:name="ce29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0138in" fo:padding-left="0.0417in" fo:padding-right="0.0138in" fo:padding-top="0.0138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in" fo:padding-left="0.0417in" fo:padding-right="0in" fo:padding-top="0in" style:vertical-align="top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fo:background-color="#cccccc" fo:wrap-option="wrap" fo:padding-bottom="0in" fo:padding-left="0.0417in" fo:padding-right="0in" fo:padding-top="0in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top"/>
      <style:paragraph-properties fo:text-align="start" fo:margin-left="0in"/>
      <style:text-properties style:font-name="Liberation Mono" style:font-name-asian="Liberation Mono" style:font-name-complex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top"/>
      <style:paragraph-properties fo:text-align="start" fo:margin-left="0in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top"/>
    </style:style>
    <style:style style:name="ce45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top"/>
    </style:style>
    <style:style style:name="ce46" style:family="table-cell" style:parent-style-name="Default">
      <style:table-cell-properties fo:wrap-option="wrap" fo:padding-bottom="0.0138in" fo:padding-left="0.0417in" fo:padding-right="0.0417in" fo:padding-top="0.0138in" style:vertical-align="top"/>
    </style:style>
    <style:style style:name="ce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top"/>
    </style:style>
    <style:style style:name="ce165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top"/>
    </style:style>
    <style:style style:name="ce49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0138in" fo:padding-left="0.0417in" fo:padding-right="0.0417in" fo:padding-top="0.0138in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</style:style>
    <style:style style:name="ce58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59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61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end" fo:margin-left="0in"/>
    </style:style>
    <style:style style:name="ce74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5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start" fo:margin-left="0in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in" fo:padding-left="0.0417in" fo:padding-right="0in" fo:padding-top="0in" fo:border-right="none" fo:border-top="none" style:vertical-align="middle"/>
      <style:paragraph-properties fo:text-align="start" fo:margin-left="0in"/>
    </style:style>
    <style:style style:name="ce88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138in" fo:padding-top="0.0138in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in" fo:padding-left="0.0417in" fo:padding-right="0in" fo:padding-top="0in" style:vertical-align="middle"/>
      <style:paragraph-properties fo:text-align="start" fo:margin-left="0in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in" fo:padding-left="0.0417in" fo:padding-right="0in" fo:padding-top="0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in" fo:padding-left="0.0417in" fo:padding-right="0in" fo:padding-top="0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in" fo:padding-left="0.0417in" fo:padding-right="0in" fo:padding-top="0in" style:vertical-align="middle"/>
      <style:paragraph-properties fo:text-align="start" fo:margin-left="0in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start" fo:margin-left="0in"/>
    </style:style>
    <style:style style:name="ce111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start" fo:margin-left="0in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in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19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middle"/>
      <style:paragraph-properties fo:text-align="end" fo:margin-left="0in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0138in" fo:padding-left="0.0417in" fo:padding-right="0.0417in" fo:padding-top="0.0138in" fo:border-right="none" fo:border-top="none" style:vertical-align="middle"/>
      <style:paragraph-properties fo:text-align="end" fo:margin-left="0in"/>
    </style:style>
    <style:style style:name="ce121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0138in" fo:padding-left="0.0417in" fo:padding-right="0.0417in" fo:padding-top="0.0138in" fo:border-right="none" fo:border-top="0.74pt solid #000000" style:vertical-align="middle"/>
      <style:paragraph-properties fo:text-align="end" fo:margin-left="0in"/>
    </style:style>
    <style:style style:name="ce123" style:family="table-cell" style:parent-style-name="Default">
      <style:table-cell-properties fo:background-color="#dddddd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4" style:family="table-cell" style:parent-style-name="Default">
      <style:table-cell-properties fo:background-color="#cccccc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5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6" style:family="table-cell" style:parent-style-name="Default">
      <style:table-cell-properties fo:background-color="#d4ea6b" style:text-align-source="fix" style:repeat-content="false" fo:padding-bottom="0.0138in" fo:padding-left="0.0417in" fo:padding-right="0.0417in" fo:padding-top="0.0138in" style:vertical-align="middle"/>
      <style:paragraph-properties fo:text-align="end" fo:margin-left="0in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138in" fo:padding-top="0.0138in" fo:border-right="none" fo:border-top="none" style:vertical-align="middle"/>
      <style:paragraph-properties fo:text-align="start" fo:margin-left="0in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0138in" fo:padding-left="0.0417in" fo:padding-right="0.0138in" fo:padding-top="0.0138in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138in" fo:padding-top="0.0138in" fo:border-right="none" fo:border-top="0.74pt solid #000000" style:vertical-align="middle"/>
      <style:paragraph-properties fo:text-align="start" fo:margin-left="0in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0138in" fo:padding-left="0.0417in" fo:padding-right="0.0138in" fo:padding-top="0.0138in" style:vertical-align="middle"/>
      <style:paragraph-properties fo:text-align="start" fo:margin-left="0in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0138in" fo:padding-left="0.0417in" fo:padding-right="0.0417in" fo:padding-top="0.0138in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0138in" fo:padding-left="0.0417in" fo:padding-right="0.0417in" fo:padding-top="0.0138in" style:vertical-align="middle"/>
    </style:style>
    <style:style style:name="ce141" style:family="table-cell" style:parent-style-name="Default">
      <style:table-cell-properties fo:background-color="#eeeeee" fo:wrap-option="wrap" fo:padding-bottom="0.0138in" fo:padding-left="0.0417in" fo:padding-right="0.0417in" fo:padding-top="0.0138in" style:vertical-align="middle"/>
    </style:style>
    <style:style style:name="ce142" style:family="table-cell" style:parent-style-name="Default">
      <style:table-cell-properties fo:background-color="#e8f2a1" fo:wrap-option="wrap" fo:padding-bottom="0.0138in" fo:padding-left="0.0417in" fo:padding-right="0.0417in" fo:padding-top="0.0138in" style:vertical-align="middle"/>
    </style:style>
    <style:style style:name="ce143" style:family="table-cell" style:parent-style-name="Default">
      <style:table-cell-properties fo:background-color="#dddddd" fo:wrap-option="wrap" fo:padding-bottom="0.0138in" fo:padding-left="0.0417in" fo:padding-right="0.0417in" fo:padding-top="0.0138in" style:vertical-align="middle"/>
    </style:style>
    <style:style style:name="ce144" style:family="table-cell" style:parent-style-name="Default">
      <style:table-cell-properties fo:background-color="#cccccc" fo:wrap-option="wrap" fo:padding-bottom="0.0138in" fo:padding-left="0.0417in" fo:padding-right="0.0417in" fo:padding-top="0.0138in" style:vertical-align="middle"/>
    </style:style>
    <style:style style:name="ce145" style:family="table-cell" style:parent-style-name="Default">
      <style:table-cell-properties fo:background-color="#ffa6a6" fo:wrap-option="wrap" fo:padding-bottom="0.0138in" fo:padding-left="0.0417in" fo:padding-right="0.0417in" fo:padding-top="0.0138in" style:vertical-align="middle"/>
    </style:style>
    <style:style style:name="ce146" style:family="table-cell" style:parent-style-name="Default">
      <style:table-cell-properties fo:background-color="#d4ea6b" fo:wrap-option="wrap" fo:padding-bottom="0.0138in" fo:padding-left="0.0417in" fo:padding-right="0.0417in" fo:padding-top="0.0138in" style:vertical-align="middle"/>
    </style:style>
    <style:style style:name="ce147" style:family="table-cell" style:parent-style-name="Default">
      <style:table-cell-properties fo:background-color="transparent" fo:wrap-option="wrap" fo:padding-bottom="0.0138in" fo:padding-left="0.0417in" fo:padding-right="0.0417in" fo:padding-top="0.0138in" style:vertical-align="middle"/>
    </style:style>
    <style:style style:name="ce148" style:family="table-cell" style:parent-style-name="Default">
      <style:table-cell-properties fo:border-bottom="none" fo:wrap-option="wrap" fo:border-left="none" fo:padding-bottom="0.0138in" fo:padding-left="0.0417in" fo:padding-right="0.0417in" fo:padding-top="0.0138in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0138in" fo:padding-left="0.0417in" fo:padding-right="0.0417in" fo:padding-top="0.0138in" style:vertical-align="middle"/>
    </style:style>
    <style:style style:name="ce274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bottom"/>
      <style:paragraph-properties fo:text-align="center" fo:margin-left="0in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0138in" fo:padding-left="0.0417in" fo:padding-right="0.0417in" fo:padding-top="0.0138in" fo:border-right="none" fo:border-top="none" style:vertical-align="bottom"/>
      <style:paragraph-properties fo:text-align="end" fo:margin-left="0in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0138in" fo:padding-left="0.0417in" fo:padding-right="0.0417in" fo:padding-top="0.0138in" fo:border-right="none" fo:border-top="0.74pt solid #000000" style:vertical-align="bottom"/>
      <style:paragraph-properties fo:text-align="end" fo:margin-left="0in"/>
    </style:style>
    <style:style style:name="ce272" style:family="table-cell" style:parent-style-name="Default">
      <style:table-cell-properties style:text-align-source="fix" style:repeat-content="false" fo:wrap-option="wrap" fo:padding-bottom="0.0138in" fo:padding-left="0.0417in" fo:padding-right="0.0417in" fo:padding-top="0.0138in" style:vertical-align="bottom"/>
      <style:paragraph-properties fo:text-align="end" fo:margin-left="0in"/>
    </style:style>
    <style:style style:name="ce282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283" style:family="table-cell" style:parent-style-name="Default">
      <style:table-cell-properties fo:border-bottom="0.74pt solid #000000" style:text-align-source="fix" style:repeat-content="false" fo:border-left="none" fo:padding-bottom="0.0138in" fo:padding-left="0.0417in" fo:padding-right="0.0417in" fo:padding-top="0.0138in" fo:border-right="none" fo:border-top="none" style:vertical-align="middle"/>
      <style:paragraph-properties fo:text-align="center" fo:margin-left="0in"/>
    </style:style>
    <style:style style:name="ce284" style:family="table-cell" style:parent-style-name="Default">
      <style:table-cell-properties style:text-align-source="fix" style:repeat-content="false" fo:background-color="transparent" fo:padding-bottom="0.0138in" fo:padding-left="0.0417in" fo:padding-right="0.0417in" fo:padding-top="0.0138in" style:vertical-align="middle"/>
      <style:paragraph-properties fo:text-align="center" fo:margin-left="0in"/>
    </style:style>
    <style:style style:name="ce285" style:family="table-cell" style:parent-style-name="Default">
      <style:table-cell-properties fo:border-bottom="none" style:text-align-source="fix" style:repeat-content="false" fo:border-left="none" fo:padding-bottom="0.0138in" fo:padding-left="0.0417in" fo:padding-right="0.0417in" fo:padding-top="0.0138in" fo:border-right="none" fo:border-top="0.74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87" style:family="table-cell" style:parent-style-name="Default">
      <style:table-cell-properties fo:background-color="#00ff00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88" style:family="table-cell" style:parent-style-name="Default">
      <style:table-cell-properties fo:background-color="#eeeeee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89" style:family="table-cell" style:parent-style-name="Default">
      <style:table-cell-properties fo:background-color="#ffa6a6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0" style:family="table-cell" style:parent-style-name="Default">
      <style:table-cell-properties fo:background-color="#ec9ba4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1" style:family="table-cell" style:parent-style-name="Default">
      <style:table-cell-properties fo:background-color="#ccf4c6" style:text-align-source="fix" style:repeat-content="false" fo:padding-bottom="0.0138in" fo:padding-left="0.0417in" fo:padding-right="0.0417in" fo:padding-top="0.0138in" style:vertical-align="middle"/>
      <style:paragraph-properties fo:text-align="center" fo:margin-left="0in"/>
    </style:style>
    <style:style style:name="ce29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93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36"/>
        <table:table-column table:style-name="co7" table:default-cell-style-name="ce46"/>
        <table:table-column table:style-name="co8" table:default-cell-style-name="Default"/>
        <table:table-column table:style-name="co8" table:number-columns-repeated="56" table:default-cell-style-name="ce12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19"/>
          <table:table-cell table:style-name="ce28"/>
          <table:table-cell table:style-name="ce42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roup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table:style-name="ce20" office:value-type="string" calcext:value-type="string">
            <text:p>Buf. size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2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scenario_campaign_mission</text:p>
          </table:table-cell>
          <table:table-cell table:style-name="ce44" office:value-type="string" calcext:value-type="string">
            <text:p>Primary mission index. Used for briefing messages and map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-</text:p>
          </table:table-cell>
          <table:table-cell table:style-name="ce31"/>
          <table:table-cell table:style-name="ce44" office:value-type="string" calcext:value-type="string">
            <text:p>Secondary mission index. Used for goal messages in briefing and at the top of the scree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ile_version</text:p>
          </table:table-cell>
          <table:table-cell table:style-name="ce44" office:value-type="string" calcext:value-type="string">
            <text:p>File version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2" office:value-type="string" calcext:value-type="string">
            <text:p>junk1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image_grid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dge_grid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grid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30" office:value-type="string" calcext:value-type="string">
            <text:p>terrain_grid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grid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figure_grid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bitfields_grid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grid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grid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51984" calcext:value-type="float">
            <text:p>51984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desirability_grid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elevation_grid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30" office:value-type="string" calcext:value-type="string">
            <text:p>building_damage_grid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aqueduct_backup_grid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30" office:value-type="string" calcext:value-type="string">
            <text:p>sprite_backup_grid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30" office:value-type="string" calcext:value-type="string">
            <text:p>figures</text:p>
          </table:table-cell>
          <table:table-cell table:style-name="ce44" office:value-type="string" calcext:value-type="string">
            <text:p>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30" office:value-type="string" calcext:value-type="string">
            <text:p>route_figures</text:p>
          </table:table-cell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30" office:value-type="string" calcext:value-type="string">
            <text:p>route_paths</text:p>
          </table:table-cell>
          <table:table-cell table:style-name="ce44" office:value-type="string" calcext:value-type="string">
            <text:p>Route path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30" office:value-type="string" calcext:value-type="string">
            <text:p>formations</text:p>
          </table:table-cell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formation_totals</text:p>
          </table:table-cell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30" office:value-type="string" calcext:value-type="string">
            <text:p>city_data</text:p>
          </table:table-cell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_unknown</text:p>
          </table:table-cell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player_name</text:p>
          </table:table-cell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faction</text:p>
          </table:table-cell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3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30" office:value-type="string" calcext:value-type="string">
            <text:p>buildings</text:p>
          </table:table-cell>
          <table:table-cell table:style-name="ce44" office:value-type="string" calcext:value-type="string">
            <text:p>List of buildings and their internal state/metadata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orientation</text:p>
          </table:table-cell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game_tim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building_extra_highest_id_ever</text:p>
          </table:table-cell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random_iv</text:p>
          </table:table-cell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0" office:value-type="string" calcext:value-type="string">
            <text:p>city_view_camera</text:p>
          </table:table-cell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table:style-name="ce34" office:value-type="string" calcext:value-type="string">
            <text:p>city_graph_order</text:p>
          </table:table-cell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empire</text:p>
          </table:table-cell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-</text:p>
          </table:table-cell>
          <table:table-cell office:value-type="float" office:value="6466" calcext:value-type="float">
            <text:p>6466</text:p>
          </table:table-cell>
          <table:table-cell table:style-name="ce35" office:value-type="string" calcext:value-type="string">
            <text:p>empire_cities</text:p>
          </table:table-cell>
          <table:table-cell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building_count_industry</text:p>
          </table:table-cell>
          <table:table-cell office:value-type="string" calcext:value-type="string">
            <text:p>??? (industr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table:number-columns-repeated="2" office:value-type="float" office:value="288" calcext:value-type="float">
            <text:p>28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trade_prices</text:p>
          </table:table-cell>
          <table:table-cell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figure_names</text:p>
          </table:table-cell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header</text:p>
          </table:table-cell>
          <table:table-cell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2" calcext:value-type="float">
            <text:p>66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6" calcext:value-type="float">
            <text:p>66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22" calcext:value-type="float">
            <text:p>6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1</text:p>
          </table:table-cell>
          <table:table-cell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6" calcext:value-type="float">
            <text:p>69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98" calcext:value-type="float">
            <text:p>69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4" calcext:value-type="float">
            <text:p>7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08" calcext:value-type="float">
            <text:p>7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2" calcext:value-type="float">
            <text:p>7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16" calcext:value-type="float">
            <text:p>7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20" calcext:value-type="float">
            <text:p>72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784" calcext:value-type="float">
            <text:p>784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info2</text:p>
          </table:table-cell>
          <table:table-cell office:value-type="string" calcext:value-type="string">
            <text:p>??? (image i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open pla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2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cyclic - invasion poin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8 two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4" calcext:value-type="float">
            <text:p>15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win_criteria</text:p>
          </table:table-cell>
          <table:table-cell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08" calcext:value-type="float">
            <text:p>15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2" calcext:value-type="float">
            <text:p>15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16" calcext:value-type="float">
            <text:p>15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0" calcext:value-type="float">
            <text:p>15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4" calcext:value-type="float">
            <text:p>15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8" calcext:value-type="float">
            <text:p>15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rosp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29" calcext:value-type="float">
            <text:p>15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Cult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0" calcext:value-type="float">
            <text:p>15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onum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1" calcext:value-type="float">
            <text:p>15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Kingd.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2" calcext:value-type="float">
            <text:p>15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3" calcext:value-type="float">
            <text:p>15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34" calcext:value-type="float">
            <text:p>15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??? 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56" calcext:value-type="float">
            <text:p>15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560" calcext:value-type="float">
            <text:p>15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3</text:p>
          </table:table-cell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568" calcext:value-type="float">
            <text:p>156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city_entry_exit_xy</text:p>
          </table:table-cell>
          <table:table-cell table:style-name="ce47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22"/>
          <table:table-cell table:style-name="ce37" office:value-type="string" calcext:value-type="string">
            <text:p>junk4</text:p>
          </table:table-cell>
          <table:table-cell table:style-name="ce45" office:value-type="string" calcext:value-type="string">
            <text:p>??? (default FFFF (-1) 2-byte fields, non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3 integers? 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4" calcext:value-type="float">
            <text:p>1644</text:p>
          </table:table-cell>
          <table:table-cell table:style-name="ce22" office:value-type="float" office:value="14" calcext:value-type="float">
            <text:p>1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34" calcext:value-type="float">
            <text:p>3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default FFFF (-1) 2-byte fields, non cyclic)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/>
          <table:table-cell office:value-type="float" office:value="1692" calcext:value-type="float">
            <text:p>1692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allowed_builds</text:p>
          </table:table-cell>
          <table:table-cell office:value-type="string" calcext:value-type="string">
            <text:p>Allowed buildings 2-byte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5</text:p>
          </table:table-cell>
          <table:table-cell table:style-name="ce45" office:value-type="string" calcext:value-type="string">
            <text:p>??? (default FFFF (-1) 2-byte fields, cyclic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table:style-name="ce35" office:value-type="string" calcext:value-type="string">
            <text:p>scenario_data.monuments</text:p>
          </table:table-cell>
          <table:table-cell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6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39" office:value-type="string" calcext:value-type="string">
            <text:p>messages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extra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population_messages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counts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message_delays</text:p>
          </table:table-cell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list_burning_totals</text:p>
          </table:table-cell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sequence</text:p>
          </table:table-cell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settings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3232" calcext:value-type="float">
            <text:p>3232</text:p>
          </table:table-cell>
          <table:table-cell table:style-name="ce39" office:value-type="string" calcext:value-type="string">
            <text:p>invasion_warnings</text:p>
          </table:table-cell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scenario_is_custom</text:p>
          </table:table-cell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city_sounds</text:p>
          </table:table-cell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building_extra_highest_id</text:p>
          </table:table-cell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figure_traders</text:p>
          </table:table-cell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burning</text:p>
          </table:table-cell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39" office:value-type="string" calcext:value-type="string">
            <text:p>building_list_small</text:p>
          </table:table-cell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39" office:value-type="string" calcext:value-type="string">
            <text:p>building_list_large</text:p>
          </table:table-cell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9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32" calcext:value-type="float">
            <text:p>32</text:p>
          </table:table-cell>
          <table:table-cell table:style-name="ce21" office:value-type="string" calcext:value-type="string">
            <text:p>-</text:p>
          </table:table-cell>
          <table:table-cell table:style-name="ce39" office:value-type="string" calcext:value-type="string">
            <text:p>tutorial_part1</text:p>
          </table:table-cell>
          <table:table-cell table:style-name="ce44" office:value-type="string" calcext:value-type="string">
            <text:p>??? 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7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6" calcext:value-type="float">
            <text:p>56</text:p>
          </table:table-cell>
          <table:table-cell table:style-name="ce22" office:value-type="float" office:value="39200" calcext:value-type="float">
            <text:p>39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00 196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limit</text:p>
          </table:table-cell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number-columns-repeated="2"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38" office:value-type="string" calcext:value-type="string">
            <text:p>trade_route_traded</text:p>
          </table:table-cell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8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22" office:value-type="string" calcext:value-type="string">
            <text:p>-</text:p>
          </table:table-cell>
          <table:table-cell table:style-name="ce37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50" calcext:value-type="float">
            <text:p>50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scenario_name</text:p>
          </table:table-cell>
          <table:table-cell table:style-name="ce47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bookmarks</text:p>
          </table:table-cell>
          <table:table-cell table:style-name="ce47" office:value-type="string" calcext:value-type="string">
            <text:p>Bookmarks(default FFFF (-1) 2-byte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47" calcext:value-type="float">
            <text:p>14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string" calcext:value-type="string">
            <text:p>-</text:p>
          </table:table-cell>
          <table:table-cell table:style-name="ce38" office:value-type="string" calcext:value-type="string">
            <text:p>tutorial_part3</text:p>
          </table:table-cell>
          <table:table-cell table:style-name="ce47" office:value-type="string" calcext:value-type="string">
            <text:p>??? 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9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159" calcext:value-type="float">
            <text:p>159</text:p>
          </table:table-cell>
          <table:table-cell table:style-name="ce52" office:value-type="float" office:value="52370" calcext:value-type="float">
            <text:p>52370</text:p>
          </table:table-cell>
          <table:table-cell table:style-name="ce52" office:value-type="string" calcext:value-type="string">
            <text:p>-</text:p>
          </table:table-cell>
          <table:table-cell table:style-name="ce156" office:value-type="string" calcext:value-type="string">
            <text:p>GRID01_8BIT</text:p>
          </table:table-cell>
          <table:table-cell table:style-name="ce165" office:value-type="string" calcext:value-type="string">
            <text:p>??? (grid full of 00)</text:p>
          </table:table-cell>
          <table:table-cell table:style-name="ce14"/>
          <table:table-cell table:number-columns-repeated="56"/>
        </table:table-row>
        <table:table-row table:style-name="ro4">
          <table:table-cell table:style-name="ce3"/>
          <table:table-cell table:style-name="ce22"/>
          <table:table-cell table:style-name="ce22" office:value-type="float" office:value="52529" calcext:value-type="float">
            <text:p>52529</text:p>
          </table:table-cell>
          <table:table-cell table:style-name="ce22" office:value-type="float" office:value="18600" calcext:value-type="float">
            <text:p>186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0</text:p>
          </table:table-cell>
          <table:table-cell table:style-name="ce45" office:value-type="string" calcext:value-type="string">
            <text:p>??? (150 1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29" calcext:value-type="float">
            <text:p>71129</text:p>
          </table:table-cell>
          <table:table-cell table:style-name="ce22" office:value-type="float" office:value="38" calcext:value-type="float">
            <text:p>3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00 chunk) (only for EXPANDED fil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10 820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1280" calcext:value-type="float">
            <text:p>1280</text:p>
          </table:table-cell>
          <table:table-cell table:style-name="ce37" office:value-type="string" calcext:value-type="string">
            <text:p>junk11</text:p>
          </table:table-cell>
          <table:table-cell table:style-name="ce45" office:value-type="string" calcext:value-type="string">
            <text:p>??? (40 32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9600" calcext:value-type="float">
            <text:p>19600</text:p>
          </table:table-cell>
          <table:table-cell table:style-name="ce37" office:value-type="string" calcext:value-type="string">
            <text:p>junk12</text:p>
          </table:table-cell>
          <table:table-cell table:style-name="ce45" office:value-type="string" calcext:value-type="string">
            <text:p>??? (200 98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number-columns-repeated="2" table:style-name="ce22" office:value-type="string" calcext:value-type="string">
            <text:p>-</text:p>
          </table:table-cell>
          <table:table-cell table:style-name="ce22" office:value-type="float" office:value="16200" calcext:value-type="float">
            <text:p>16200</text:p>
          </table:table-cell>
          <table:table-cell table:style-name="ce37" office:value-type="string" calcext:value-type="string">
            <text:p>junk13</text:p>
          </table:table-cell>
          <table:table-cell table:style-name="ce45" office:value-type="string" calcext:value-type="string">
            <text:p>??? (50 324-byte data chunk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52" office:value-type="string" calcext:value-type="string">
            <text:p>-</text:p>
          </table:table-cell>
          <table:table-cell table:style-name="ce156" office:value-type="string" calcext:value-type="string">
            <text:p>GRID02_8BIT</text:p>
          </table:table-cell>
          <table:table-cell table:style-name="ce165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4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157" office:value-type="string" calcext:value-type="string">
            <text:p>junk14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22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532" calcext:value-type="float">
            <text:p>52532</text:p>
          </table:table-cell>
          <table:table-cell table:style-name="ce22" office:value-type="string" calcext:value-type="string">
            <text:p>-</text:p>
          </table:table-cell>
          <table:table-cell table:style-name="ce22" office:value-type="float" office:value="36" calcext:value-type="float">
            <text:p>36</text:p>
          </table:table-cell>
          <table:table-cell table:style-name="ce37" office:value-type="string" calcext:value-type="string">
            <text:p>floodplain_settings</text:p>
          </table:table-cell>
          <table:table-cell table:style-name="ce45" office:value-type="string" calcext:value-type="string">
            <text:p>Floodplain 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number-columns-repeated="2"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6" office:value-type="string" calcext:value-type="string">
            <text:p>GRID03_32BIT</text:p>
          </table:table-cell>
          <table:table-cell table:style-name="ce165" office:value-type="string" calcext:value-type="string">
            <text:p>??? 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6</text:p>
          </table:table-cell>
          <table:table-cell table:style-name="ce45" office:value-type="string" calcext:value-type="string">
            <text:p>??? (13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76" calcext:value-type="float">
            <text:p>376</text:p>
          </table:table-cell>
          <table:table-cell table:style-name="ce22" office:value-type="float" office:value="41" calcext:value-type="float">
            <text:p>41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 (41 1-byte flag field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string" calcext:value-type="string">
            <text:p>-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6" office:value-type="string" calcext:value-type="string">
            <text:p>GRID04_8BIT</text:p>
          </table:table-cell>
          <table:table-cell table:style-name="ce165" office:value-type="string" calcext:value-type="string">
            <text:p>??? (grid terrain data of sort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7</text:p>
          </table:table-cell>
          <table:table-cell table:style-name="ce45" office:value-type="string" calcext:value-type="string">
            <text:p>??? (lone byte fiel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" calcext:value-type="float">
            <text:p>1</text:p>
          </table:table-cell>
          <table:table-cell table:style-name="ce24" office:value-type="string" calcext:value-type="string">
            <text:p>-</text:p>
          </table:table-cell>
          <table:table-cell table:style-name="ce24" office:value-type="float" office:value="51984" calcext:value-type="float">
            <text:p>51984</text:p>
          </table:table-cell>
          <table:table-cell table:style-name="ce38" office:value-type="string" calcext:value-type="string">
            <text:p>moisture_grid</text:p>
          </table:table-cell>
          <table:table-cell table:style-name="ce47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junk18</text:p>
          </table:table-cell>
          <table:table-cell table:style-name="ce45" office:value-type="string" calcext:value-type="string">
            <text:p>??? (28 24-byte data chunk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22" office:value-type="string" calcext:value-type="string">
            <text:p>-</text:p>
          </table:table-cell>
          <table:table-cell table:style-name="ce33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22" office:value-type="string" calcext:value-type="string">
            <text:p>-</text:p>
          </table:table-cell>
          <table:table-cell table:style-name="ce37" office:value-type="string" calcext:value-type="string">
            <text:p>end_marker</text:p>
          </table:table-cell>
          <table:table-cell table:style-name="ce45" office:value-type="string" calcext:value-type="string">
            <text:p>???????????????????????????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4"/>
          <table:table-cell table:style-name="ce41"/>
          <table:table-cell table:style-name="ce49"/>
          <table:table-cell table:number-columns-repeated="57"/>
        </table:table-row>
        <table:table-row table:style-name="ro1" table:number-rows-repeated="10484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2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"/>
        <table:table-column table:style-name="co11" table:default-cell-style-name="ce61"/>
        <table:table-column table:style-name="co12" table:default-cell-style-name="ce6"/>
        <table:table-column table:style-name="co13" table:default-cell-style-name="ce86"/>
        <table:table-column table:style-name="co14" table:default-cell-style-name="ce103"/>
        <table:table-column table:style-name="co15" table:default-cell-style-name="ce111"/>
        <table:table-column table:style-name="co16" table:default-cell-style-name="ce119"/>
        <table:table-column table:style-name="co8" table:default-cell-style-name="Default"/>
        <table:table-column table:style-name="co8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1">957</text:span><text:span text:style-name="T2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1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1">793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1">74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1">75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6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5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7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5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1">76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2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5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3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4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1">76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68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1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69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0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1">77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77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78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1">779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0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1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2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1">783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1">784</text:span><text:span text:style-name="T2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5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1">786</text:span><text:span text:style-name="T2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1">787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88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1">789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0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1">791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1">792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1">1096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1">2381</text:span><text:span text:style-name="T2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1">1095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1">2377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1">1101</text:span><text:span text:style-name="T2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1">1100</text:span><text:span text:style-name="T2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1">2390</text:span><text:span text:style-name="T2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1">1071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1">1070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1">1072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1">2431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1">1087</text:span><text:span text:style-name="T2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3">1315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3">1318</text:span><text:span text:style-name="T4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1">2297</text:span><text:span text:style-name="T2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5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5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1">1315</text:span><text:span text:style-name="T2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5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1">1315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1">1319</text:span><text:span text:style-name="T2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5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5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5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5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5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6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5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1">131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5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1">2689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5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5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5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5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5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5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5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5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5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5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1">827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5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5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5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5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5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1">851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1">1341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1">1313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1">132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1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1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1">224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1">227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1">2255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1">2261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1">2267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1">2273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1">2170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1">2199</text:span><text:span text:style-name="T2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1">92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1">934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1">843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1">990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5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1">94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1">1028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1">91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1">95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1">1051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1">823 </text:span><text:span text:style-name="T2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1">816 </text:span><text:span text:style-name="T2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1">2741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1">2742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1">2743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1">2744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1">2745</text:span><text:span text:style-name="T2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5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1">928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1">1235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1">2342</text:span><text:span text:style-name="T2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1">2323</text:span><text:span text:style-name="T2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5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1">856</text:span><text:span text:style-name="T2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1">87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1">887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5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5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5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1">839</text:span><text:span text:style-name="T2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1">794</text:span><text:span text:style-name="T2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5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1">2201</text:span><text:span text:style-name="T2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5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5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5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5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1">979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1">935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1">90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1">1300</text:span><text:span text:style-name="T2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1">2406</text:span><text:span text:style-name="T2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1">926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1">931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1">932 </text:span><text:span text:style-name="T2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7" table:default-cell-style-name="ce73"/>
        <table:table-column table:style-name="co18" table:default-cell-style-name="ce6"/>
        <table:table-column table:style-name="co19" table:default-cell-style-name="ce6"/>
        <table:table-column table:style-name="co20" table:default-cell-style-name="ce138"/>
        <table:table-column table:style-name="co7" table:default-cell-style-name="ce11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1" table:default-cell-style-name="ce73"/>
        <table:table-column table:style-name="co22" table:default-cell-style-name="ce272"/>
        <table:table-column table:style-name="co23" table:default-cell-style-name="ce272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8" table:default-cell-style-name="Default"/>
        <table:table-column table:style-name="co8" table:number-columns-repeated="50" table:default-cell-style-name="ce12"/>
        <table:table-row table:style-name="ro1">
          <table:table-cell/>
          <table:table-cell table:style-name="ce274" table:number-columns-repeated="2"/>
          <table:table-cell table:style-name="ce282" table:number-columns-repeated="2"/>
          <table:table-cell table:style-name="ce274" table:number-columns-repeated="3"/>
          <table:table-cell table:style-name="ce282" table:number-columns-repeated="2"/>
          <table:table-cell table:style-name="ce274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2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0"/>
          <table:table-cell/>
          <table:table-cell table:style-name="Default" table:number-columns-repeated="3"/>
          <table:table-cell table:number-columns-repeated="47"/>
        </table:table-row>
        <table:table-row table:style-name="ro5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8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4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<text:span text:style-name="T6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3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9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4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9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9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4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4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9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5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0"/>
          <table:table-cell table:number-columns-repeated="51"/>
        </table:table-row>
        <table:table-row table:style-name="ro1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5">
          <table:table-cell table:number-columns-repeated="63"/>
        </table:table-row>
        <table:table-row table:style-name="ro1" table:number-rows-repeated="2">
          <table:table-cell/>
          <table:table-cell table:style-name="Default" table:number-columns-repeated="11"/>
          <table:table-cell table:number-columns-repeated="51"/>
        </table:table-row>
        <table:table-row table:style-name="ro1" table:number-rows-repeated="1048353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Sheet5" table:style-name="ta1">
        <table:table-column table:style-name="co1" table:default-cell-style-name="Default"/>
        <table:table-column table:style-name="co19" table:default-cell-style-name="ce73"/>
        <table:table-column table:style-name="co32" table:default-cell-style-name="ce138"/>
        <table:table-column table:style-name="co18" table:number-columns-repeated="8" table:default-cell-style-name="ce286"/>
        <table:table-column table:style-name="co8" table:default-cell-style-name="Default"/>
        <table:table-column table:style-name="co8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127"/>
          <table:table-cell table:style-name="ce283" table:number-columns-repeated="8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Map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147" office:value-type="string" calcext:value-type="string">
            <text:p>Nubt</text:p>
          </table:table-cell>
          <table:table-cell table:style-name="ce284" table:number-columns-repeated="7"/>
          <table:table-cell table:style-name="ce284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office:value-type="string" calcext:value-type="string">
            <text:p>Thinis</text:p>
          </table:table-cell>
          <table:table-cell table:style-name="ce284" table:number-columns-repeated="7"/>
          <table:table-cell table:style-name="ce284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office:value-type="string" calcext:value-type="string">
            <text:p>Perwadjyt</text:p>
          </table:table-cell>
          <table:table-cell table:style-name="ce284" table:number-columns-repeated="5"/>
          <table:table-cell table:style-name="ce284" office:value-type="string" calcext:value-type="string">
            <text:p>x</text:p>
          </table:table-cell>
          <table:table-cell table:style-name="ce284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office:value-type="string" calcext:value-type="string">
            <text:p>Nekhen</text:p>
          </table:table-cell>
          <table:table-cell table:style-name="ce284" office:value-type="string" calcext:value-type="string">
            <text:p>x</text:p>
          </table:table-cell>
          <table:table-cell table:style-name="ce284" table:number-columns-repeated="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office:value-type="string" calcext:value-type="string">
            <text:p>Men-nefer</text:p>
          </table:table-cell>
          <table:table-cell table:style-name="ce284" table:number-columns-repeated="3"/>
          <table:table-cell table:style-name="ce284" office:value-type="string" calcext:value-type="string">
            <text:p>x</text:p>
          </table:table-cell>
          <table:table-cell table:style-name="ce284"/>
          <table:table-cell table:style-name="ce284" office:value-type="string" calcext:value-type="string">
            <text:p>x</text:p>
          </table:table-cell>
          <table:table-cell table:style-name="ce284" table:number-columns-repeated="2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office:value-type="string" calcext:value-type="string">
            <text:p>Timna</text:p>
          </table:table-cell>
          <table:table-cell table:style-name="ce284" table:number-columns-repeated="3"/>
          <table:table-cell table:style-name="ce284" office:value-type="string" calcext:value-type="string">
            <text:p>x</text:p>
          </table:table-cell>
          <table:table-cell table:style-name="ce284" table:number-columns-repeated="3"/>
          <table:table-cell table:style-name="ce284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office:value-type="string" calcext:value-type="string">
            <text:p>Behdet</text:p>
          </table:table-cell>
          <table:table-cell table:style-name="ce284" table:number-columns-repeated="3"/>
          <table:table-cell table:style-name="ce284" office:value-type="string" calcext:value-type="string">
            <text:p>x</text:p>
          </table:table-cell>
          <table:table-cell table:style-name="ce284"/>
          <table:table-cell table:number-columns-repeated="2" table:style-name="ce284" office:value-type="string" calcext:value-type="string">
            <text:p>x</text:p>
          </table:table-cell>
          <table:table-cell table:style-name="ce28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office:value-type="string" calcext:value-type="string">
            <text:p>Abedju</text:p>
          </table:table-cell>
          <table:table-cell table:style-name="ce284" table:number-columns-repeated="3"/>
          <table:table-cell table:style-name="ce284" office:value-type="string" calcext:value-type="string">
            <text:p>x</text:p>
          </table:table-cell>
          <table:table-cell table:style-name="ce284"/>
          <table:table-cell table:number-columns-repeated="3" table:style-name="ce284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office:value-type="string" calcext:value-type="string">
            <text:p>Selima</text:p>
          </table:table-cell>
          <table:table-cell table:style-name="ce284" table:number-columns-repeated="3"/>
          <table:table-cell table:style-name="ce284" office:value-type="string" calcext:value-type="string">
            <text:p>x</text:p>
          </table:table-cell>
          <table:table-cell table:style-name="ce284" table:number-columns-repeated="2"/>
          <table:table-cell table:number-columns-repeated="2" table:style-name="ce284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office:value-type="string" calcext:value-type="string">
            <text:p>Abu</text:p>
          </table:table-cell>
          <table:table-cell table:style-name="ce284" office:value-type="string" calcext:value-type="string">
            <text:p>x</text:p>
          </table:table-cell>
          <table:table-cell table:style-name="ce284"/>
          <table:table-cell table:number-columns-repeated="2" table:style-name="ce284" office:value-type="string" calcext:value-type="string">
            <text:p>x</text:p>
          </table:table-cell>
          <table:table-cell table:style-name="ce284" table:number-columns-repeated="2"/>
          <table:table-cell table:style-name="ce284" office:value-type="string" calcext:value-type="string">
            <text:p>x</text:p>
          </table:table-cell>
          <table:table-cell table:style-name="ce28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office:value-type="string" calcext:value-type="string">
            <text:p>Saqqara</text:p>
          </table:table-cell>
          <table:table-cell table:style-name="ce284" office:value-type="string" calcext:value-type="string">
            <text:p>x</text:p>
          </table:table-cell>
          <table:table-cell table:style-name="ce284" table:number-columns-repeated="3"/>
          <table:table-cell table:style-name="ce284" office:value-type="string" calcext:value-type="string">
            <text:p>x</text:p>
          </table:table-cell>
          <table:table-cell table:style-name="ce284"/>
          <table:table-cell table:number-columns-repeated="2" table:style-name="ce284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office:value-type="string" calcext:value-type="string">
            <text:p>Serabit Khadim</text:p>
          </table:table-cell>
          <table:table-cell table:style-name="ce284" office:value-type="string" calcext:value-type="string">
            <text:p>x</text:p>
          </table:table-cell>
          <table:table-cell table:style-name="ce284" table:number-columns-repeated="2"/>
          <table:table-cell table:style-name="ce284" office:value-type="string" calcext:value-type="string">
            <text:p>x</text:p>
          </table:table-cell>
          <table:table-cell table:style-name="ce284" table:number-columns-repeated="2"/>
          <table:table-cell table:number-columns-repeated="2" table:style-name="ce284" office:value-type="string" calcext:value-type="string">
            <text:p>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office:value-type="string" calcext:value-type="string">
            <text:p>Meidum</text:p>
          </table:table-cell>
          <table:table-cell table:style-name="ce284" office:value-type="string" calcext:value-type="string">
            <text:p>x</text:p>
          </table:table-cell>
          <table:table-cell table:style-name="ce284" table:number-columns-repeated="5"/>
          <table:table-cell table:style-name="ce284" office:value-type="string" calcext:value-type="string">
            <text:p>x</text:p>
          </table:table-cell>
          <table:table-cell table:style-name="ce28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147"/>
          <table:table-cell table:style-name="ce284" table:number-columns-repeated="8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137"/>
          <table:table-cell table:style-name="ce285" table:number-columns-repeated="8"/>
          <table:table-cell table:number-columns-repeated="58"/>
        </table:table-row>
        <table:table-row table:style-name="ro1" table:number-rows-repeated="1048513">
          <table:table-cell table:number-columns-repeated="69"/>
        </table:table-row>
        <table:table-row table:style-name="ro1">
          <table:table-cell table:number-columns-repeated="69"/>
        </table:table-row>
      </table:table>
      <table:table table:name="Sheet6" table:style-name="ta1">
        <table:table-column table:style-name="co1" table:default-cell-style-name="Default"/>
        <table:table-column table:style-name="co19" table:default-cell-style-name="ce73"/>
        <table:table-column table:style-name="co33" table:default-cell-style-name="ce138"/>
        <table:table-column table:style-name="co34" table:default-cell-style-name="ce138"/>
        <table:table-column table:style-name="co35" table:default-cell-style-name="ce138"/>
        <table:table-column table:style-name="co36" table:default-cell-style-name="ce286"/>
        <table:table-column table:style-name="co37" table:default-cell-style-name="ce286"/>
        <table:table-column table:style-name="co35" table:default-cell-style-name="ce286"/>
        <table:table-column table:style-name="co38" table:default-cell-style-name="Default"/>
        <table:table-column table:style-name="co39" table:default-cell-style-name="ce12"/>
        <table:table-column table:style-name="co23" table:default-cell-style-name="ce12"/>
        <table:table-column table:style-name="co40" table:default-cell-style-name="ce12"/>
        <table:table-column table:style-name="co41" table:default-cell-style-name="ce12"/>
        <table:table-column table:style-name="co8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3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3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7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2"/>
          <table:table-cell table:style-name="ce121" office:value-type="string" calcext:value-type="string">
            <text:p>Bits</text:p>
          </table:table-cell>
          <table:table-cell table:style-name="ce287" office:value-type="string" calcext:value-type="string">
            <text:p>Decimal</text:p>
          </table:table-cell>
          <table:table-cell table:style-name="ce287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4" office:value-type="string" calcext:value-type="string">
            <text:p>Nothing</text:p>
          </table:table-cell>
          <table:table-cell table:style-name="ce288" table:number-columns-repeated="2"/>
          <table:table-cell table:style-name="ce293"/>
          <table:table-cell table:style-name="ce73" office:value-type="string" calcext:value-type="string">
            <text:p>8+17</text:p>
          </table:table-cell>
          <table:table-cell table:style-name="ce294" office:value-type="string" calcext:value-type="string">
            <text:p><text:span text:style-name="T6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4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4" office:value-type="string" calcext:value-type="string">
            <text:p>Tree/bush</text:p>
          </table:table-cell>
          <table:table-cell table:style-name="ce289"/>
          <table:table-cell table:style-name="ce291"/>
          <table:table-cell table:style-name="ce293"/>
          <table:table-cell table:style-name="ce73" office:value-type="string" calcext:value-type="string">
            <text:p>3+8+17</text:p>
          </table:table-cell>
          <table:table-cell table:style-name="ce294" office:value-type="string" calcext:value-type="string">
            <text:p><text:span text:style-name="T6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4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4" office:value-type="string" calcext:value-type="string">
            <text:p>Rock</text:p>
          </table:table-cell>
          <table:table-cell table:style-name="ce289"/>
          <table:table-cell table:style-name="ce291"/>
          <table:table-cell table:style-name="ce293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4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4" office:value-type="string" calcext:value-type="string">
            <text:p>Water</text:p>
          </table:table-cell>
          <table:table-cell table:style-name="ce289"/>
          <table:table-cell table:style-name="ce291"/>
          <table:table-cell table:style-name="ce293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4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4" office:value-type="string" calcext:value-type="string">
            <text:p>Building</text:p>
          </table:table-cell>
          <table:table-cell table:style-name="ce289"/>
          <table:table-cell table:style-name="ce291"/>
          <table:table-cell table:style-name="ce293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4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8" office:value-type="string" calcext:value-type="string">
            <text:p>Shrub</text:p>
          </table:table-cell>
          <table:table-cell table:style-name="ce289"/>
          <table:table-cell table:style-name="ce291"/>
          <table:table-cell table:style-name="ce293"/>
          <table:table-cell table:style-name="ce294" office:value-type="string" calcext:value-type="string">
            <text:p>4+7</text:p>
          </table:table-cell>
          <table:table-cell table:style-name="ce294" office:value-type="string" calcext:value-type="string">
            <text:p>8+64</text:p>
          </table:table-cell>
          <table:table-cell table:style-name="ce294" office:value-type="float" office:value="72" calcext:value-type="float">
            <text:p>72</text:p>
          </table:table-cell>
          <table:table-cell table:style-name="ce295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4" office:value-type="string" calcext:value-type="string">
            <text:p>Gardens</text:p>
          </table:table-cell>
          <table:table-cell table:style-name="ce289"/>
          <table:table-cell table:style-name="ce291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4" office:value-type="string" calcext:value-type="string">
            <text:p>Road</text:p>
          </table:table-cell>
          <table:table-cell table:style-name="ce289"/>
          <table:table-cell table:style-name="ce291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4" office:value-type="string" calcext:value-type="string">
            <text:p>Groundwater</text:p>
          </table:table-cell>
          <table:table-cell table:style-name="ce284" table:number-columns-repeated="2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4" office:value-type="string" calcext:value-type="string">
            <text:p>Irrigation ditch</text:p>
          </table:table-cell>
          <table:table-cell table:style-name="ce289"/>
          <table:table-cell table:style-name="ce291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8" office:value-type="string" calcext:value-type="string">
            <text:p>Cliff</text:p>
          </table:table-cell>
          <table:table-cell table:style-name="ce289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8" office:value-type="string" calcext:value-type="string">
            <text:p>Ramp</text:p>
          </table:table-cell>
          <table:table-cell table:style-name="ce289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4" office:value-type="string" calcext:value-type="string">
            <text:p>Meadow</text:p>
          </table:table-cell>
          <table:table-cell table:style-name="ce284" table:number-columns-repeated="2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8" office:value-type="string" calcext:value-type="string">
            <text:p>Rubble</text:p>
          </table:table-cell>
          <table:table-cell table:style-name="ce289"/>
          <table:table-cell table:style-name="ce291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4" office:value-type="string" calcext:value-type="string">
            <text:p>Well range</text:p>
          </table:table-cell>
          <table:table-cell table:style-name="ce284" table:number-columns-repeated="2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8" office:value-type="string" calcext:value-type="string">
            <text:p>Wall</text:p>
          </table:table-cell>
          <table:table-cell table:style-name="ce289"/>
          <table:table-cell table:style-name="ce291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8" office:value-type="string" calcext:value-type="string">
            <text:p>Gatehouse</text:p>
          </table:table-cell>
          <table:table-cell table:style-name="ce289"/>
          <table:table-cell table:style-name="ce291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4" office:value-type="string" calcext:value-type="string">
            <text:p>Floodplain</text:p>
          </table:table-cell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4" office:value-type="string" calcext:value-type="string">
            <text:p>Reeds</text:p>
          </table:table-cell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4" office:value-type="string" calcext:value-type="string">
            <text:p>Ore</text:p>
          </table:table-cell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4" office:value-type="string" calcext:value-type="string">
            <text:p>Dune</text:p>
          </table:table-cell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4" office:value-type="string" calcext:value-type="string">
            <text:p>Deep water</text:p>
          </table:table-cell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8"/>
          <table:table-cell table:style-name="ce290"/>
          <table:table-cell table:style-name="ce284"/>
          <table:table-cell table:style-name="ce293"/>
          <table:table-cell table:style-name="ce73"/>
          <table:table-cell table:style-name="ce114" table:number-columns-repeated="2"/>
          <table:table-cell table:style-name="ce284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5" table:number-columns-repeated="3"/>
          <table:table-cell/>
          <table:table-cell table:style-name="ce122"/>
          <table:table-cell table:style-name="ce137" table:number-columns-repeated="2"/>
          <table:table-cell table:style-name="ce285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 style:data-style-name="N2" text:time-value="07:59:24.62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0-10-27T14:04:33.994000000</dc:date>
    <meta:editing-duration>P44DT16H38M43S</meta:editing-duration>
    <meta:editing-cycles>404</meta:editing-cycles>
    <meta:generator>LibreOffice/6.3.0.4$Windows_X86_64 LibreOffice_project/057fc023c990d676a43019934386b85b21a9ee99</meta:generator>
    <meta:document-statistic meta:table-count="6" meta:cell-count="2780" meta:object-count="0"/>
  </office:meta>
</office:document-meta>
</file>